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4pt" officeooo:rsid="0015db4f" officeooo:paragraph-rsid="0015db4f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officeooo:rsid="0015db4f" officeooo:paragraph-rsid="0015db4f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7" style:family="paragraph" style:parent-style-name="Standard" style:list-style-name="L5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8" style:family="paragraph" style:parent-style-name="Standard" style:list-style-name="L6">
      <style:paragraph-properties fo:text-align="start" style:justify-single-word="false"/>
      <style:text-properties style:font-name="Ubuntu" fo:font-size="12pt" officeooo:rsid="00177cc0" officeooo:paragraph-rsid="00177cc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officeooo:rsid="00177cc0" officeooo:paragraph-rsid="00177cc0" style:font-size-asian="10.5pt" style:font-size-complex="12pt"/>
    </style:style>
    <style:style style:name="P10" style:family="paragraph" style:parent-style-name="Standard" style:list-style-name="L7">
      <style:paragraph-properties fo:text-align="start" style:justify-single-word="false"/>
      <style:text-properties style:font-name="Ubuntu" fo:font-size="12pt" officeooo:rsid="00177cc0" officeooo:paragraph-rsid="00177cc0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officeooo:rsid="00177cc0" officeooo:paragraph-rsid="00177cc0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77cc0" officeooo:paragraph-rsid="00177cc0" style:font-size-asian="10.5pt" style:font-style-asian="normal" style:font-size-complex="12pt" style:font-style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77cc0" officeooo:paragraph-rsid="00177cc0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7d3b2" officeooo:paragraph-rsid="0017d3b2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7d3b2" officeooo:paragraph-rsid="00177cc0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80763" officeooo:paragraph-rsid="00180763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solid" style:text-underline-width="auto" style:text-underline-color="font-color" officeooo:rsid="00180763" officeooo:paragraph-rsid="00180763" style:font-size-asian="10.5pt" style:font-style-asian="normal" style:font-size-complex="12pt" style:font-style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80763" officeooo:paragraph-rsid="00180763" style:font-size-asian="10.5pt" style:font-style-asian="normal" style:font-size-complex="12pt" style:font-style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80763" officeooo:paragraph-rsid="00180763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8eadb" officeooo:paragraph-rsid="0018eadb" style:font-size-asian="10.5pt" style:font-style-asian="normal" style:font-size-complex="12pt" style:font-style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8eadb" officeooo:paragraph-rsid="0018eadb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80763" officeooo:paragraph-rsid="00180763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ción a la Poo</text:p>
      <text:p text:style-name="P1"/>
      <text:p text:style-name="P22">Definiciones</text:p>
      <text:list xml:id="list1672093933" text:style-name="L2">
        <text:list-item>
          <text:p text:style-name="P4">Variables, métodos:</text:p>
          <text:list>
            <text:list-item>
              <text:p text:style-name="P4">Públicos (accesibles)</text:p>
            </text:list-item>
            <text:list-item>
              <text:p text:style-name="P4">Privados (inaccesibles)</text:p>
            </text:list-item>
          </text:list>
        </text:list-item>
        <text:list-item>
          <text:p text:style-name="P4">Herencia: Permite a una subclase derivar de una superclase adquiriendo sus métodos y atributos.</text:p>
        </text:list-item>
        <text:list-item>
          <text:p text:style-name="P4">Polimorfismo: Técnica que permite que objetos de diferentes clases respondan a un método de manera específica.</text:p>
        </text:list-item>
      </text:list>
      <text:p text:style-name="P3"/>
      <text:p text:style-name="P3">CLASE:</text:p>
      <text:list xml:id="list715801874" text:style-name="L3">
        <text:list-item>
          <text:p text:style-name="P5">Tipo de datos y operaciones que describen el comportamiento de un conjunto de elementos.</text:p>
        </text:list-item>
      </text:list>
      <text:p text:style-name="P3"/>
      <text:p text:style-name="P3">OBJETO</text:p>
      <text:list xml:id="list893050023" text:style-name="L4">
        <text:list-item>
          <text:p text:style-name="P6">Ejemplar concreto de una clase, es definido por las operaciones de la clase a la que pertenece.</text:p>
        </text:list-item>
      </text:list>
      <text:p text:style-name="P3"/>
      <text:p text:style-name="P3">ATRIBUTO</text:p>
      <text:list xml:id="list2315744972" text:style-name="L5">
        <text:list-item>
          <text:p text:style-name="P7">Cada uno de los datos de una clase, presente en todos los objetos de esa clase. Una clase puede tener o no tener atributos.</text:p>
        </text:list-item>
        <text:list-item>
          <text:p text:style-name="P7">Estado: Conjunto de valores de los atributos de un objeto en un momento dado</text:p>
        </text:list-item>
      </text:list>
      <text:p text:style-name="P3"/>
      <text:p text:style-name="P3">MÉTODO</text:p>
      <text:list xml:id="list2736537287" text:style-name="L6">
        <text:list-item>
          <text:p text:style-name="P8">Definición de una operación o comportamiento de una clase</text:p>
        </text:list-item>
      </text:list>
      <text:p text:style-name="P9"/>
      <text:p text:style-name="P9">MENSAJE</text:p>
      <text:list xml:id="list99450147" text:style-name="L7">
        <text:list-item>
          <text:p text:style-name="P10">Invocación de un método sobre un objeto <text:span text:style-name="T2">.algo( );</text:span></text:p>
        </text:list-item>
      </text:list>
      <text:p text:style-name="P11"><text:span text:style-name="T1"/></text:p>
      <text:p text:style-name="P12"><text:span text:style-name="T1">Ejemplo</text:span></text:p>
      <text:list xml:id="list2258613331" text:style-name="L8">
        <text:list-item>
          <text:p text:style-name="P13"><text:span text:style-name="T4">Clase: Persona</text:span></text:p>
        </text:list-item>
        <text:list-item>
          <text:p text:style-name="P13"><text:span text:style-name="T4">Objeto: ClienteGimnasio.</text:span></text:p>
        </text:list-item>
        <text:list-item>
          <text:p text:style-name="P13"><text:span text:style-name="T4">Atributos: Edad, sexo, nombre.</text:span></text:p>
        </text:list-item>
        <text:list-item>
          <text:p text:style-name="P13"><text:span text:style-name="T4">Métodos: Saltar, correr, descansar</text:span></text:p>
          <text:list>
            <text:list-item>
              <text:p text:style-name="P13"><text:span text:style-name="T4">ClienteGimnasio.saltar(2);</text:span></text:p>
            </text:list-item>
          </text:list>
        </text:list-item>
      </text:list>
      <text:p text:style-name="P15"><text:span text:style-name="T4"/></text:p>
      <text:p text:style-name="P14"><text:span text:style-name="T4"/></text:p>
      <text:p text:style-name="P20"><text:span text:style-name="T1">Definición de objetos</text:span></text:p>
      <text:list xml:id="list2837624653" text:style-name="L9">
        <text:list-item>
          <text:p text:style-name="P18"><text:span text:style-name="T4">Un Programa es un conjunto de objetos que interactúan entre si.</text:span></text:p>
        </text:list-item>
        <text:list-item>
          <text:p text:style-name="P18"><text:span text:style-name="T4">Un objeto se puede componer de otros objetos más simples.</text:span></text:p>
        </text:list-item>
        <text:list-item>
          <text:p text:style-name="P18"><text:span text:style-name="T4">Cada objeto pertenece a un tipo en concreto.</text:span></text:p>
        </text:list-item>
        <text:list-item>
          <text:p text:style-name="P18"><text:span text:style-name="T4">Los objetos del mismo tipo tienen comportamientos idénticos.</text:span></text:p>
        </text:list-item>
        <text:list-item>
          <text:p text:style-name="P18"><text:span text:style-name="T4">Una operación es una función que se puede aplicar a cualquier objeto de una clase.</text:span></text:p>
        </text:list-item>
        <text:list-item>
          <text:p text:style-name="P18"><text:span text:style-name="T4">Los objetos utilizan referencias de memoria.</text:span></text:p>
          <text:list>
            <text:list-item>
              <text:p text:style-name="P18"><text:span text:style-name="T4">Antes de construir un objeto hay que declarar una variable del tipo de su clase.</text:span></text:p>
            </text:list-item>
            <text:list-item>
              <text:p text:style-name="P18"><text:span text:style-name="T4">Para crear un objeto usamos el operador </text:span><text:span text:style-name="T3">new</text:span></text:p>
            </text:list-item>
            <text:list-item>
              <text:p text:style-name="P18"><text:span text:style-name="T4">New busca un espacio en memoria y construye el objeto devolviendo la referencia del objeto.</text:span></text:p>
            </text:list-item>
          </text:list>
        </text:list-item>
      </text:list>
      <text:p text:style-name="P17"><text:span text:style-name="T4">CONSTRUCTORES</text:span></text:p>
      <text:list xml:id="list3775329965" text:style-name="L10">
        <text:list-item>
          <text:p text:style-name="P19"><text:span text:style-name="T4">Métodos especiales invocados para crear e inicializar un objeto recién creado.</text:span></text:p>
        </text:list-item>
      </text:list>
      <text:p text:style-name="P16"><text:span text:style-name="T4"/></text:p>
      <text:p text:style-name="P20"><text:span text:style-name="T4">NULL</text:span></text:p>
      <text:list xml:id="list4292251539" text:style-name="L11">
        <text:list-item>
          <text:p text:style-name="P21"><text:span text:style-name="T4">Referencia nula a ningún bloque de memoria.</text:span></text:p>
        </text:list-item>
        <text:list-item>
          <text:p text:style-name="P21"><text:span text:style-name="T4">Una variable se inicializa por defecto en null.</text:span></text:p>
        </text:list-item>
        <text:list-item>
          <text:p text:style-name="P21"><text:span text:style-name="T4">Acceder a una referencia nula da un error.</text:span></text:p>
          <text:list>
            <text:list-item>
              <text:p text:style-name="P21"><text:span text:style-name="T4">Persona per1 = new Persona();<text:tab/>//Esto hace referencia al objeto</text:span></text:p>
            </text:list-item>
            <text:list-item>
              <text:p text:style-name="P21"><text:span text:style-name="T4">per1 = null<text:tab/>//per1 no hace referencia a nada.</text:span></text:p>
            </text:list-item>
          </text:list>
        </text:list-item>
      </text:list>
      <text:p text:style-name="P20"><text:span text:style-name="T4"/></text:p>
      <text:p text:style-name="P20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1:16:03.954442850</meta:creation-date>
    <dc:date>2025-01-14T12:04:15.300120197</dc:date>
    <meta:editing-duration>PT14M1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332" meta:character-count="1907" meta:non-whitespace-character-count="1648"/>
  </office:meta>
</office:document-meta>
</file>